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Heading_20_4">
      <style:text-properties style:font-name="Cantarell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704dd"/>
    </style:style>
    <style:style style:name="T8" style:family="text">
      <style:text-properties officeooo:rsid="0028509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alexandre-poitevin"/>Alexandre POITEVIN<text:bookmark-end text:name="alexandre-poitevin"/></text:h>
      <text:p text:style-name="First_20_paragraph"><text:span text:style-name="T3">20 Allée Tourtonde<text:line-break/>47200 Marmande<text:line-break/>0663240636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7">s</text:span> modéliser et de les résoudre par un code de qualité et performant.<text:line-break/>Goût du travail en équipe, ouvert d’esprit, dynamique et réactif.</text:p>
      <text:h text:style-name="P9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mplishments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9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9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9" text:outline-level="4"><text:bookmark-start text:name="projets-personnels"/>PROJETS <text:bookmark-end text:name="projets-personnels"/><text:span text:style-name="T8">OPEN SOURCE</text:span></text:h>
      <text:list xml:id="list3655447978" text:style-name="L4">
        <text:list-item>
          <text:p text:style-name="P7"><text:span text:style-name="T4">Librairies Python </text:span><text:span text:style-name="T3">:</text:span></text:p>
          <text:list>
            <text:list-item>
              <text:p text:style-name="P8"><text:a xlink:type="simple" xlink:href="http://pipy.org/project/checktypes" text:style-name="Internet_20_link" text:visited-style-name="Visited_20_Internet_20_Link"><text:span text:style-name="T6">checktypes</text:span></text:a><text:span text:style-name="T5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4">hybridset</text:span></text:a><text:span text:style-name="T5"> : structurde de données stockant séparément les valeurs hashables et non hashables</text:span></text:p>
            </text:list-item>
          </text:list>
        </text:list-item>
      </text:list>
      <text:h text:style-name="P9" text:outline-level="4"><text:bookmark-start text:name="compétences-complémentaires"/>COMPÉTENCES COMPLÉMENTAIRES<text:bookmark-end text:name="compétences-complémentaires"/>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10:44.992122062</dc:date>
    <meta:editing-duration>PT21M46S</meta:editing-duration>
    <meta:editing-cycles>13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201" meta:character-count="1405" meta:non-whitespace-character-count="1239"/>
  </office:meta>
</office:document-meta>
</file>